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2.92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4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6.35cm" svg:height="0.635cm" svg:x="0.1cm" svg:y="0.1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.1cm" svg:y1="2.005cm" svg:x2="0.115cm" svg:y2="9.294cm">
          <text:p/>
        </draw:line>
        <draw:frame draw:style-name="gr3" draw:text-style-name="P5" draw:layer="layout" svg:width="6.35cm" svg:height="3.175cm" svg:x="0.203cm" svg:y="3.275cm">
          <draw:text-box>
            <text:p text:style-name="P4"><text:span text:style-name="T2">arguments</text:span></text:p>
            <text:p text:style-name="P4"><text:span text:style-name="T2">executable</text:span></text:p>
            <text:p text:style-name="P4"><text:span text:style-name="T2">line</text:span></text:p>
            <text:p text:style-name="P4"><text:span text:style-name="T2">target</text:span></text:p>
            <text:p text:style-name="P4"><text:span text:style-name="T2">traceLine</text:span></text:p>
            <text:p text:style-name="P4"><text:span text:style-name="T2">type</text:span></text:p>
          </draw:text-box>
        </draw:frame>
        <draw:line draw:style-name="gr2" draw:text-style-name="P3" draw:layer="layout" svg:x1="6.48cm" svg:y1="9.295cm" svg:x2="0.13cm" svg:y2="9.295cm">
          <text:p/>
        </draw:line>
        <draw:custom-shape draw:style-name="gr1" draw:text-style-name="P2" draw:layer="layout" svg:width="6.35cm" svg:height="0.635cm" svg:x="0.1cm" svg:y="1.37cm">
          <text:p text:style-name="P1"><text:span text:style-name="T1">StackFram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275cm" svg:y1="0.735cm" svg:x2="3.275cm" svg:y2="1.37cm">
          <text:p/>
        </draw:line>
        <draw:line draw:style-name="gr2" draw:text-style-name="P3" draw:layer="layout" svg:x1="0.1cm" svg:y1="3.275cm" svg:x2="6.45cm" svg:y2="3.275cm">
          <text:p/>
        </draw:line>
        <draw:line draw:style-name="gr2" draw:text-style-name="P3" draw:layer="layout" svg:x1="6.453cm" svg:y1="2.005cm" svg:x2="6.453cm" svg:y2="8.99cm">
          <text:p/>
        </draw:line>
        <draw:line draw:style-name="gr2" draw:text-style-name="P3" draw:layer="layout" svg:x1="6.435cm" svg:y1="2.005cm" svg:x2="6.45cm" svg:y2="9.29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6.553cm" fo:page-height="9.6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$Win32 OpenOffice.org_project/340m1$Build-9590</meta:generator>
    <meta:initial-creator>William Ashley</meta:initial-creator>
    <meta:creation-date>2007-06-19T13:48:44</meta:creation-date>
    <dc:date>2013-11-25T14:28:14.96</dc:date>
    <meta:editing-cycles>20</meta:editing-cycles>
    <meta:editing-duration>PT22H51M34S</meta:editing-duration>
    <meta:document-statistic meta:object-count="9"/>
    <meta:user-defined meta:name="Info 1"/>
    <meta:user-defined meta:name="Info 2"/>
    <meta:user-defined meta:name="Info 3"/>
    <meta:user-defined meta:name="Info 4"/>
  </office:meta>
</office:document-meta>
</file>